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8_10-24-40_000.jpg</text:p>
          </table:table-cell>
          <table:table-cell table:style-name="ce11" office:value-type="string">
            <text:p>:m RES 1*3 / free# JVEMV6 68#_id=RW0Z:1 / 68. theoretical-physics(tp) / w=~,topics=a:bとa^2:b^2の、比,other=FOUND+(theorem+),s=~,i=~,doc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3 / free# JVEMV6 68#_id=RW0Z:1 / 68. theoretical-physics(tp) / w=~,topics=a:bとa^2:b^2の、比,other=FOUND+(theorem+),s=~,i=~,doc=~">
            <text:p>:m RES 1*3 / free# JVEMV6 68#_id=RW0Z:1 / 68. theoretical-physics(tp) / w=~,topics=a:bとa^2:b^2の、比,other=FOUND+(theorem+)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8_10-25-11_000.jpg</text:p>
          </table:table-cell>
          <table:table-cell table:style-name="ce11" office:value-type="string">
            <text:p>:m RES 2*3 / free# JVEMV6 68#_id=RW0Z:1 / 68. theoretical-physics(tp) / w=~,topics=a:bとa^2:b^2の、比,other=q+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3 / free# JVEMV6 68#_id=RW0Z:1 / 68. theoretical-physics(tp) / w=~,topics=a:bとa^2:b^2の、比,other=q+">
            <text:p>:m RES 2*3 / free# JVEMV6 68#_id=RW0Z:1 / 68. theoretical-physics(tp) / w=~,topics=a:bとa^2:b^2の、比,other=q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8_10-25-34_000.jpg</text:p>
          </table:table-cell>
          <table:table-cell table:style-name="ce11" office:value-type="string">
            <text:p>:m RES 3*3 / free# JVEMV6 68#_id=JD1U:1 / 68. theoretical-physics(tp) / w=~,topics=論理学：因果関係,other=q+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3 / free# JVEMV6 68#_id=JD1U:1 / 68. theoretical-physics(tp) / w=~,topics=論理学：因果関係,other=q+">
            <text:p>:m RES 3*3 / free# JVEMV6 68#_id=JD1U:1 / 68. theoretical-physics(tp) / w=~,topics=論理学：因果関係,other=q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8_10-25-57_000.jpg</text:p>
          </table:table-cell>
          <table:table-cell table:style-name="ce19" office:value-type="string">
            <text:p>:m RES 1*1 / free# JVEMV6 68#_id=1YDW:1 / 68. theoretical-physics(tp) / w=~,topics=(n^2-m^2=1)について：アポロニウスの円に関連,other=collorary+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1 / free# JVEMV6 68#_id=1YDW:1 / 68. theoretical-physics(tp) / w=~,topics=(n^2-m^2=1)について：アポロニウスの円に関連,other=collorary+">
            <text:p>:m RES 1*1 / free# JVEMV6 68#_id=1YDW:1 / 68. theoretical-physics(tp) / w=~,topics=(n^2-m^2=1)について：アポロニウスの円に関連,other=collorary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8_12-41-31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8_15-35-50_000.jpg</text:p>
          </table:table-cell>
          <table:table-cell table:style-name="ce19" office:value-type="string">
            <text:p>:m 東和 PHOTO / 211016sa / 鶴見駅 / 横浜潮田町１丁目マンション / １名 / 日建（電気）（住環境グループ） / 日誌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1016sa / 鶴見駅 / 横浜潮田町１丁目マンション / １名 / 日建（電気）（住環境グループ） / 日誌">
            <text:p>:m 東和 PHOTO / 211016sa / 鶴見駅 / 横浜潮田町１丁目マンション / １名 / 日建（電気）（住環境グループ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8_15-36-17_000.jpg</text:p>
          </table:table-cell>
          <table:table-cell table:style-name="ce19" office:value-type="string">
            <text:p>:m RES 1*2 / free# JVEMV6 68#_126:2 / 68. theoretical-physics(tp) / w=~,topics=偶数、奇数,other=~,doc=r-7-2~4#2.2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2 / free# JVEMV6 68#_126:2 / 68. theoretical-physics(tp) / w=~,topics=偶数、奇数,other=~,doc=r-7-2~4#2.2">
            <text:p>:m RES 1*2 / free# JVEMV6 68#_126:2 / 68. theoretical-physics(tp) / w=~,topics=偶数、奇数,other=~,doc=r-7-2~4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8_15-36-37_000.jpg</text:p>
          </table:table-cell>
          <table:table-cell table:style-name="ce11" office:value-type="string">
            <text:p>:m RES 2*2 / free# JVEMV6 68#_126:2 / 68. theoretical-physics(tp) / w=~,topics=偶数、奇数,other=orig+:id=PEVH:1:偶数、奇数の表し方,doc=r-7-2~4#2.2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2 / free# JVEMV6 68#_126:2 / 68. theoretical-physics(tp) / w=~,topics=偶数、奇数,other=orig+:id=PEVH:1:偶数、奇数の表し方,doc=r-7-2~4#2.2">
            <text:p>:m RES 2*2 / free# JVEMV6 68#_126:2 / 68. theoretical-physics(tp) / w=~,topics=偶数、奇数,other=orig+:id=PEVH:1:偶数、奇数の表し方,doc=r-7-2~4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8_15-37-00_000.jpg</text:p>
          </table:table-cell>
          <table:table-cell table:style-name="ce19" office:value-type="string">
            <text:p>:m RES 1*1 / free# JVEMV6 68#_id=PEVH:2 / 68. theoretical-physics(tp) / w=~,topics=偶数、奇数の表し方,other=theorem+,doc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1*1 / free# JVEMV6 68#_id=PEVH:2 / 68. theoretical-physics(tp) / w=~,topics=偶数、奇数の表し方,other=theorem+,doc=~">
            <text:p>:m RES 1*1 / free# JVEMV6 68#_id=PEVH:2 / 68. theoretical-physics(tp) / w=~,topics=偶数、奇数の表し方,other=theorem+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8_18-13-26_000.jpg</text:p>
          </table:table-cell>
          <table:table-cell table:style-name="ce11" office:value-type="string">
            <text:p>:m RES 1*2 / free# JVEMV6 68#_126:3 / 68. theoretical-physics(tp) / w=~,topics=divisibility,other=q+:(n|m,n|(m+b)),doc=r-7-2~6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1*2 / free# JVEMV6 68#_126:3 / 68. theoretical-physics(tp) / w=~,topics=divisibility,other=q+:(n|m,n|(m+b)),doc=r-7-2~6">
            <text:p>:m RES 1*2 / free# JVEMV6 68#_126:3 / 68. theoretical-physics(tp) / w=~,topics=divisibility,other=q+:(n|m,n|(m+b)),doc=r-7-2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8_18-13-53_000.jpg</text:p>
          </table:table-cell>
          <table:table-cell table:style-name="ce11" office:value-type="string">
            <text:p>:m RES 2*2 / free# JVEMV6 68#_126:3 / 68. theoretical-physics(tp) / w=~,topics=divisibility,other=q+:open:(n|(m+t*b));q+:open:(n|(m+2)),doc=r-7-2~6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2*2 / free# JVEMV6 68#_126:3 / 68. theoretical-physics(tp) / w=~,topics=divisibility,other=q+:open:(n|(m+t*b));q+:open:(n|(m+2)),doc=r-7-2~6">
            <text:p>:m RES 2*2 / free# JVEMV6 68#_126:3 / 68. theoretical-physics(tp) / w=~,topics=divisibility,other=q+:open:(n|(m+t*b));q+:open:(n|(m+2)),doc=r-7-2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18_21-20-56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19_02-42-38_000.jpg</text:p>
          </table:table-cell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19_02-42-43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19_10-30-35_000.jpg</text:p>
          </table:table-cell>
          <table:table-cell table:style-name="ce11" office:value-type="string">
            <text:p>:m :lets / action activity / やること / genre=研究活動；著述 / content=『社会主義社会　建設マニュアル』『同　運営マニュアル』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:lets / action activity / やること / genre=研究活動；著述 / content=『社会主義社会　建設マニュアル』『同　運営マニュアル』">
            <text:p>:m :lets / action activity / やること / genre=研究活動；著述 / content=『社会主義社会　建設マニュアル』『同　運営マニュアル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8_18-58-17_000.mp4</text:p>
          </table:table-cell>
          <table:table-cell table:style-name="ce11" office:value-type="string">
            <text:p>:VIDEO / @自室 / 記録 / jap.flute / 演奏、play / R=1 / todays-melody,other=甲音,memo=~,notes=E-B-D;pitch:1-5-7f-4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R=1 / todays-melody,other=甲音,memo=~,notes=E-B-D;pitch:1-5-7f-4,Re+">
            <text:p>:VIDEO / @自室 / 記録 / jap.flute / 演奏、play / R=1 / todays-melody,other=甲音,memo=~,notes=E-B-D;pitch:1-5-7f-4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2021/10/19</text:date>, <text:time>12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9T12:17:16.65</dc:date>
    <dc:creator>iwabuchi ken</dc:creator>
    <meta:editing-duration>P38DT17H23M52S</meta:editing-duration>
    <meta:editing-cycles>13571</meta:editing-cycles>
    <meta:document-statistic meta:table-count="1" meta:cell-count="445" meta:object-count="0"/>
  </office:meta>
</office:document-meta>
</file>